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0_02-32-12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10_02-32-21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10_07-46-18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10_08-33-32_000.mp4</text:p>
          </table:table-cell>
          <table:table-cell table:style-name="ce25" office:value-type="string">
            <text:p><text:s/>:VIDEO / @自宅 / 体操 / when=朝 / what= / for=tips:前屈：やり方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 :VIDEO / @自宅 / 体操 / when=朝 / what= / for=tips:前屈：やり方,other=~">
            <text:p><text:s/>:VIDEO / @自宅 / 体操 / when=朝 / what= / for=tips:前屈：やり方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10_08-58-22_000.jpg</text:p>
          </table:table-cell>
          <table:table-cell table:style-name="ce34" office:value-type="string">
            <text:p>:m #*# / memo:other(m:other) / topic=短歌作り, about=~,other=部分的,id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#*# / memo:other(m:other) / topic=短歌作り, about=~,other=部分的,id=~">
            <text:p>:m #*# / memo:other(m:other) / topic=短歌作り, about=~,other=部分的,id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0_08-59-06_000.jpg</text:p>
          </table:table-cell>
          <table:table-cell table:style-name="ce34" office:value-type="string">
            <text:p>:i #*# / topic=shinobue / subject=二重奏：アイデア, content=~, other=inst:shino-2;memo+:このアイデアからはじめて、最速線を探すように。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i #*# / topic=shinobue / subject=二重奏：アイデア, content=~, other=inst:shino-2;memo+:このアイデアからはじめて、最速線を探すように。">
            <text:p>:i #*# / topic=shinobue / subject=二重奏：アイデア, content=~, other=inst:shino-2;memo+:このアイデアからはじめて、最速線を探すように。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10_14-04-53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資料：天気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東和 PHOTO / 220311f / 仲町台駅 / 仲町台４丁目マンション / １名 / 大樹電設（パワーズアンリミテッド） / 資料：天気">
            <text:p>:m 東和 PHOTO / 220311f / 仲町台駅 / 仲町台４丁目マンション / １名 / 大樹電設（パワーズアンリミテッド） / 資料：天気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10_14-05-35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資料：交通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東和 PHOTO / 220311f / 仲町台駅 / 仲町台４丁目マンション / １名 / 大樹電設（パワーズアンリミテッド） / 資料：交通">
            <text:p>:m 東和 PHOTO / 220311f / 仲町台駅 / 仲町台４丁目マンション / １名 / 大樹電設（パワーズアンリミテッド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10_14-33-17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指示書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:m 東和 PHOTO / 220311f / 仲町台駅 / 仲町台４丁目マンション / １名 / 大樹電設（パワーズアンリミテッド） / 指示書">
            <text:p>:m 東和 PHOTO / 220311f / 仲町台駅 / 仲町台４丁目マンション / １名 / 大樹電設（パワーズアンリミテッド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10_14-33-34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指示書</text:p>
          </table:table-cell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string" office:string-value=":m 東和 PHOTO / 220311f / 仲町台駅 / 仲町台４丁目マンション / １名 / 大樹電設（パワーズアンリミテッド） / 指示書">
            <text:p>:m 東和 PHOTO / 220311f / 仲町台駅 / 仲町台４丁目マンション / １名 / 大樹電設（パワーズアンリミテッド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10_14-33-47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指示書</text:p>
          </table:table-cell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string" office:string-value=":m 東和 PHOTO / 220311f / 仲町台駅 / 仲町台４丁目マンション / １名 / 大樹電設（パワーズアンリミテッド） / 指示書">
            <text:p>:m 東和 PHOTO / 220311f / 仲町台駅 / 仲町台４丁目マンション / １名 / 大樹電設（パワーズアンリミテッド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10_14-33-57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指示書：地図</text:p>
          </table:table-cell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string" office:string-value=":m 東和 PHOTO / 220311f / 仲町台駅 / 仲町台４丁目マンション / １名 / 大樹電設（パワーズアンリミテッド） / 指示書：地図">
            <text:p>:m 東和 PHOTO / 220311f / 仲町台駅 / 仲町台４丁目マンション / １名 / 大樹電設（パワーズアンリミテッド） / 指示書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3-10_14-56-52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資料：地図</text:p>
          </table:table-cell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string" office:string-value=":m 東和 PHOTO / 220311f / 仲町台駅 / 仲町台４丁目マンション / １名 / 大樹電設（パワーズアンリミテッド） / 資料：地図">
            <text:p>:m 東和 PHOTO / 220311f / 仲町台駅 / 仲町台４丁目マンション / １名 / 大樹電設（パワーズアンリミテッド） / 資料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3-10_15-00-36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資料：地図：路上</text:p>
          </table:table-cell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string" office:string-value=":m 東和 PHOTO / 220311f / 仲町台駅 / 仲町台４丁目マンション / １名 / 大樹電設（パワーズアンリミテッド） / 資料：地図：路上">
            <text:p>:m 東和 PHOTO / 220311f / 仲町台駅 / 仲町台４丁目マンション / １名 / 大樹電設（パワーズアンリミテッド） / 資料：地図：路上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3-10_17-40-59_000.jpg</text:p>
          </table:table-cell>
          <table:table-cell table:style-name="ce34" office:value-type="string">
            <text:p>:m RES 1*2 / free# JVEMV6 68#_199:1 / 68. theoretical-physics(tp) / w=~,topics=ロドリゲスの回転公式；行列表現,other=orig+,s=~,i=~,doc=r-8-1~6.2</text:p>
          </table:table-cell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string" office:string-value=":m RES 1*2 / free# JVEMV6 68#_199:1 / 68. theoretical-physics(tp) / w=~,topics=ロドリゲスの回転公式；行列表現,other=orig+,s=~,i=~,doc=r-8-1~6.2">
            <text:p>:m RES 1*2 / free# JVEMV6 68#_199:1 / 68. theoretical-physics(tp) / w=~,topics=ロドリゲスの回転公式；行列表現,other=orig+,s=~,i=~,doc=r-8-1~6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3-10_17-41-19_000.jpg</text:p>
          </table:table-cell>
          <table:table-cell table:style-name="ce34" office:value-type="string">
            <text:p>:m RES 2*2 / free# JVEMV6 68#_199:1 / 68. theoretical-physics(tp) / w=~,topics=ロドリゲスの回転公式,other=memo+;q+:open,s=~,i=~,doc=r-8-1~6.2;r-8-1~6.3;r-8-1~6.5</text:p>
          </table:table-cell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string" office:string-value=":m RES 2*2 / free# JVEMV6 68#_199:1 / 68. theoretical-physics(tp) / w=~,topics=ロドリゲスの回転公式,other=memo+;q+:open,s=~,i=~,doc=r-8-1~6.2;r-8-1~6.3;r-8-1~6.5">
            <text:p>:m RES 2*2 / free# JVEMV6 68#_199:1 / 68. theoretical-physics(tp) / w=~,topics=ロドリゲスの回転公式,other=memo+;q+:open,s=~,i=~,doc=r-8-1~6.2;r-8-1~6.3;r-8-1~6.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10_18-53-49_000.mp4</text:p>
          </table:table-cell>
          <table:table-cell table:style-name="ce34" office:value-type="string">
            <text:p>:VIDEO / @自室 / 記録 / jap.flute / 演奏、play / R=1 / genr=todays-melody,i.f.=~,Re+,other=memo+,for=~</text:p>
          </table:table-cell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string" office:string-value=":VIDEO / @自室 / 記録 / jap.flute / 演奏、play / R=1 / genr=todays-melody,i.f.=~,Re+,other=memo+,for=~">
            <text:p>:VIDEO / @自室 / 記録 / jap.flute / 演奏、play / R=1 / genr=todays-melody,i.f.=~,Re+,other=memo+,fo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3-10_19-00-05_000.jpg</text:p>
          </table:table-cell>
          <table:table-cell table:style-name="ce34" office:value-type="string">
            <text:p>:m :篠笛,shinobue #*# / session-memo / s.1:rev,for=0319_1903,Re~,R=1</text:p>
          </table:table-cell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string" office:string-value=":m :篠笛,shinobue #*# / session-memo / s.1:rev,for=0319_1903,Re~,R=1">
            <text:p>:m :篠笛,shinobue #*# / session-memo / s.1:rev,for=0319_1903,Re~,R=1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 office:value-type="string">
            <text:p>2022-03-10_21-08-54_000.jpg</text:p>
          </table:table-cell>
          <table:table-cell table:style-name="ce25" office:value-type="string">
            <text:p><text:s/>:m 食べた物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string" office:string-value=" :m 食べた物 ">
            <text:p><text:s/>:m 食べた物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 office:value-type="string">
            <text:p>2022-03-10_22-37-16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string" office:string-value=":m :PHOTO 寝た時刻 / 2022">
            <text:p>:m :PHOTO 寝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string">
            <text:p>2022-03-11_01-07-46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string" office:string-value=":m :PHOTO 起きた時刻（夜中） / 2022">
            <text:p>:m :PHOTO 起きた時刻（夜中）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2022-03-11_05-29-48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出発時間：部屋を出る時間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string" office:string-value=":m 東和 PHOTO / 220311f / 仲町台駅 / 仲町台４丁目マンション / １名 / 大樹電設（パワーズアンリミテッド） / 出発時間：部屋を出る時間 ">
            <text:p>:m 東和 PHOTO / 220311f / 仲町台駅 / 仲町台４丁目マンション / １名 / 大樹電設（パワーズアンリミテッド） / 出発時間：部屋を出る時間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3-11_05-35-38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出発時間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string" office:string-value=":m 東和 PHOTO / 220311f / 仲町台駅 / 仲町台４丁目マンション / １名 / 大樹電設（パワーズアンリミテッド） / 出発時間">
            <text:p>:m 東和 PHOTO / 220311f / 仲町台駅 / 仲町台４丁目マンション / １名 / 大樹電設（パワーズアンリミテッド） / 出発時間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1_06-47-04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8" office:value-type="string">
            <text:p>2022-03-11_06-47-08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string">
            <text:p>2022-03-11_06-47-46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3-11_06-47-49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string">
            <text:p>2022-03-11_06-48-16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8" office:value-type="string">
            <text:p>2022-03-11_06-48-20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8" office:value-type="string">
            <text:p>2022-03-11_06-48-25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string">
            <text:p>2022-03-11_06-49-21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8" office:value-type="string">
            <text:p>2022-03-11_06-49-51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8" office:value-type="string">
            <text:p>2022-03-11_06-50-08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現場状況</text:p>
          </table:table-cell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string" office:string-value=":m 東和 PHOTO / 220311f / 仲町台駅 / 仲町台４丁目マンション / １名 / 大樹電設（パワーズアンリミテッド） / 現場状況">
            <text:p>:m 東和 PHOTO / 220311f / 仲町台駅 / 仲町台４丁目マンション / １名 / 大樹電設（パワーズアンリミテッド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8" office:value-type="string">
            <text:p>2022-03-11_16-52-53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帰宅時刻</text:p>
          </table:table-cell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string" office:string-value=":m 東和 PHOTO / 220311f / 仲町台駅 / 仲町台４丁目マンション / １名 / 大樹電設（パワーズアンリミテッド） / 帰宅時刻">
            <text:p>:m 東和 PHOTO / 220311f / 仲町台駅 / 仲町台４丁目マンション / １名 / 大樹電設（パワーズアンリミテッド） / 帰宅時刻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11_17-26-46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日報</text:p>
          </table:table-cell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string" office:string-value=":m 東和 PHOTO / 220311f / 仲町台駅 / 仲町台４丁目マンション / １名 / 大樹電設（パワーズアンリミテッド） / 日報">
            <text:p>:m 東和 PHOTO / 220311f / 仲町台駅 / 仲町台４丁目マンション / １名 / 大樹電設（パワーズアンリミテッド） / 日報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3-11_19-07-06_000.jpg</text:p>
          </table:table-cell>
          <table:table-cell table:style-name="ce34" office:value-type="string">
            <text:p>:m #*# / memo:other(m:other) / topic=やることメモ, about=東和：朝：やること；東和：帰宅後：やること,other=photo-for:参考用,id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string" office:string-value=":m #*# / memo:other(m:other) / topic=やることメモ, about=東和：朝：やること；東和：帰宅後：やること,other=photo-for:参考用,id=~">
            <text:p>:m #*# / memo:other(m:other) / topic=やることメモ, about=東和：朝：やること；東和：帰宅後：やること,other=photo-for:参考用,id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8" office:value-type="string">
            <text:p>2022-03-11_19-08-01_000.jpg</text:p>
          </table:table-cell>
          <table:table-cell table:style-name="ce34" office:value-type="string">
            <text:p>:m :篠笛,shinobue #*# / session-memo / s.1:todays-melody,for=warm-up:otsu,i.f.=~,Re+,other=~ \\\ s.2:todays-melody,for=use:dai-kan,i.f.=~,Re+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string" office:string-value=":m :篠笛,shinobue #*# / session-memo / s.1:todays-melody,for=warm-up:otsu,i.f.=~,Re+,other=~ \\\ s.2:todays-melody,for=use:dai-kan,i.f.=~,Re+,other=~">
            <text:p>:m :篠笛,shinobue #*# / session-memo / s.1:todays-melody,for=warm-up:otsu,i.f.=~,Re+,other=~ \\\ s.2:todays-melody,for=use:dai-kan,i.f.=~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2022/03/12</text:date>, <text:time>10:24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2T10:24:15.64</dc:date>
    <dc:creator>iwabuchi ken</dc:creator>
    <meta:editing-duration>P44DT16M29S</meta:editing-duration>
    <meta:editing-cycles>14718</meta:editing-cycles>
    <meta:document-statistic meta:table-count="2" meta:cell-count="548" meta:object-count="0"/>
    <meta:user-defined meta:name="qrichtext">1</meta:user-defined>
  </office:meta>
</office:document-meta>
</file>